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ellenblat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s Dokument wurde ersetzt, weil beim originären Doku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otentiell schadhafter Code entdeckt wurde.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as Original wird nicht ausgeliefer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Gematik ePA AV-Gate</text:p>
          </table:table-cell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" meta:object-count="0"/>
    <meta:generator>LibreOfficeDev/6.0.5.2$Linux_X86_64 LibreOffice_project/</meta:generator>
  </office:meta>
</office:document-meta>
</file>